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4.584cm"/>
    </style:style>
    <style:style style:name="co8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5.433cm"/>
    </style:style>
    <style:style style:name="co10" style:family="table-column">
      <style:table-column-properties fo:break-before="auto" style:column-width="5.9cm"/>
    </style:style>
    <style:style style:name="co11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19"/>
    <style:style style:name="ce2" style:family="table-cell" style:parent-style-name="Default" style:data-style-name="N119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27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3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21"/>
    <style:style style:name="ce12" style:family="table-cell" style:parent-style-name="Default" style:data-style-name="N127"/>
    <style:style style:name="ce9" style:family="table-cell" style:parent-style-name="Default" style:data-style-name="N2"/>
    <style:style style:name="ce14" style:family="table-cell" style:parent-style-name="Default" style:data-style-name="N133"/>
    <style:style style:name="ce15" style:family="table-cell" style:parent-style-name="Prozentangabe" style:data-style-name="N119"/>
    <style:style style:name="ce16" style:family="table-cell" style:parent-style-name="Default" style:data-style-name="N13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134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30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31"/>
    <style:style style:name="ce20" style:family="table-cell" style:parent-style-name="Default" style:data-style-name="N134"/>
    <style:style style:name="ce21" style:family="table-cell" style:parent-style-name="Default" style:data-style-name="N13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Gesam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number-columns-repeated="16382" table:default-cell-style-name="Default"/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iederschlag</text:p>
          </table:table-cell>
          <table:table-cell table:style-name="ce1" office:value-type="currency" office:currency="EUR" office:value="2000" calcext:value-type="currency">
            <text:p>2.000,0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Grundsteuer</text:p>
          </table:table-cell>
          <table:table-cell table:style-name="ce1" office:value-type="currency" office:currency="EUR" office:value="125" calcext:value-type="currency">
            <text:p>125,0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Müllabfuhr</text:p>
          </table:table-cell>
          <table:table-cell table:style-name="ce1" office:value-type="currency" office:currency="EUR" office:value="125" calcext:value-type="currency">
            <text:p>125,0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Hausstrom (€)</text:p>
          </table:table-cell>
          <table:table-cell table:style-name="ce1" office:value-type="currency" office:currency="EUR" office:value="1000" calcext:value-type="currency">
            <text:p>1.000,00 €</text:p>
          </table:table-cell>
          <table:table-cell table:style-name="ce1" table:number-columns-repeated="16382"/>
        </table:table-row>
        <table:table-row table:style-name="ro1">
          <table:table-cell table:style-name="ce3" office:value-type="string" calcext:value-type="string">
            <text:p>Hausstrom (kw/h)</text:p>
          </table:table-cell>
          <table:table-cell table:style-name="ce11" office:value-type="float" office:value="2500" calcext:value-type="float">
            <text:p>2.500 Kw/h</text:p>
          </table:table-cell>
          <table:table-cell table:style-name="ce11" table:number-columns-repeated="16382"/>
        </table:table-row>
        <table:table-row table:style-name="ro1">
          <table:table-cell table:style-name="ce4" office:value-type="string" calcext:value-type="string">
            <text:p>Hausstrom (€/kw/h)</text:p>
          </table:table-cell>
          <table:table-cell table:style-name="ce12" table:formula="of:=IMDIV([.B$5];[.B$6])" office:value-type="string" office:string-value="0.4" calcext:value-type="string">
            <text:p>0.4</text:p>
          </table:table-cell>
          <table:table-cell table:style-name="ce12" table:number-columns-repeated="16382"/>
        </table:table-row>
        <table:table-row table:style-name="ro1">
          <table:table-cell table:style-name="ce2" office:value-type="string" calcext:value-type="string">
            <text:p>Haftpflicht</text:p>
          </table:table-cell>
          <table:table-cell table:style-name="ce1" office:value-type="currency" office:currency="EUR" office:value="125" calcext:value-type="currency">
            <text:p>125,0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Schronsteinfeger</text:p>
          </table:table-cell>
          <table:table-cell table:style-name="ce1" office:value-type="currency" office:currency="EUR" office:value="125" calcext:value-type="currency">
            <text:p>125,0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rischwasser (€)</text:p>
          </table:table-cell>
          <table:table-cell table:style-name="ce1" office:value-type="currency" office:currency="EUR" office:value="125" calcext:value-type="currency">
            <text:p>125,00 €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Frischwasser (m³)</text:p>
          </table:table-cell>
          <table:table-cell office:value-type="float" office:value="125" calcext:value-type="float">
            <text:p>125,00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Frischwasser (€/m³)</text:p>
          </table:table-cell>
          <table:table-cell table:style-name="ce14" table:formula="of:=IMDIV([.B10];[.B$11])" office:value-type="string" office:string-value="1" calcext:value-type="string">
            <text:p>1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Abwasser (€)</text:p>
          </table:table-cell>
          <table:table-cell table:style-name="ce1" office:value-type="currency" office:currency="EUR" office:value="125" calcext:value-type="currency">
            <text:p>125,00 €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bwasser (m³)</text:p>
          </table:table-cell>
          <table:table-cell office:value-type="float" office:value="125" calcext:value-type="float">
            <text:p>125,00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Abwasser (€/m³)</text:p>
          </table:table-cell>
          <table:table-cell table:style-name="ce14" table:formula="of:=IMDIV([.B$13];[.B$14])" office:value-type="string" office:string-value="1" calcext:value-type="string">
            <text:p>1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Gesamt</text:p>
          </table:table-cell>
          <table:table-cell table:style-name="ce1" table:formula="of:=SUM([$Gesamt.B$2:$Gesamt.B$5];[$Gesamt.B$8:$Gesamt.B$10];[$Gesamt.B$13])" office:value-type="currency" office:currency="EUR" office:value="3750" calcext:value-type="currency">
            <text:p>3.750,00 €</text:p>
          </table:table-cell>
          <table:table-cell table:style-name="ce1" table:number-columns-repeated="2"/>
          <table:table-cell table:style-name="ce15"/>
          <table:table-cell table:style-name="ce1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iederschlag (mntl.)</text:p>
          </table:table-cell>
          <table:table-cell table:style-name="ce1" table:formula="of:=ROUND(IMREAL(IMDIV([.B$2];12));2)" office:value-type="currency" office:currency="EUR" office:value="166.67" calcext:value-type="currency">
            <text:p>166,67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Grundsteuer (mntl.)</text:p>
          </table:table-cell>
          <table:table-cell table:style-name="ce1" table:formula="of:=ROUND(IMREAL(IMDIV([.B$3];12));2)" office:value-type="currency" office:currency="EUR" office:value="10.42" calcext:value-type="currency">
            <text:p>10,42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Müllabfuhr (mntl.)</text:p>
          </table:table-cell>
          <table:table-cell table:style-name="ce1" table:formula="of:=ROUND(IMREAL(IMDIV([.B$4];12));2)" office:value-type="currency" office:currency="EUR" office:value="10.42" calcext:value-type="currency">
            <text:p>10,42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Hausstrom (€) (mntl.)</text:p>
          </table:table-cell>
          <table:table-cell table:style-name="ce1" table:formula="of:=ROUND(IMREAL(IMDIV([.B$5];12));2)" office:value-type="currency" office:currency="EUR" office:value="83.33" calcext:value-type="currency">
            <text:p>83,33 €</text:p>
          </table:table-cell>
          <table:table-cell table:style-name="ce1" table:number-columns-repeated="16382"/>
        </table:table-row>
        <table:table-row table:style-name="ro1">
          <table:table-cell table:style-name="ce3" office:value-type="string" calcext:value-type="string">
            <text:p>Hausstrom (kw/h) (mntl.)</text:p>
          </table:table-cell>
          <table:table-cell table:style-name="ce11" table:formula="of:=ROUND(IMREAL(IMDIV([.B$6];12));2)" office:value-type="float" office:value="208.33" calcext:value-type="float">
            <text:p>208 Kw/h</text:p>
          </table:table-cell>
          <table:table-cell table:style-name="ce11" table:number-columns-repeated="16382"/>
        </table:table-row>
        <table:table-row table:style-name="ro1">
          <table:table-cell table:style-name="ce4" office:value-type="string" calcext:value-type="string">
            <text:p>Hausstrom (€/kw/h) (mntl.)</text:p>
          </table:table-cell>
          <table:table-cell table:style-name="ce12" table:formula="of:=ROUND(IMREAL([.B$7]);3)" office:value-type="float" office:value="0.4" calcext:value-type="float">
            <text:p>0,400 €/Kw/h</text:p>
          </table:table-cell>
          <table:table-cell table:style-name="ce12" table:number-columns-repeated="16382"/>
        </table:table-row>
        <table:table-row table:style-name="ro1">
          <table:table-cell table:style-name="ce2" office:value-type="string" calcext:value-type="string">
            <text:p>Haftpflicht (mntl.)</text:p>
          </table:table-cell>
          <table:table-cell table:style-name="ce1" table:formula="of:=ROUND(IMREAL(IMDIV([.B$8];12));2)" office:value-type="currency" office:currency="EUR" office:value="10.42" calcext:value-type="currency">
            <text:p>10,42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Schronsteinfeger (mntl.)</text:p>
          </table:table-cell>
          <table:table-cell table:style-name="ce1" table:formula="of:=ROUND(IMREAL(IMDIV([.B$9];12));2)" office:value-type="currency" office:currency="EUR" office:value="10.42" calcext:value-type="currency">
            <text:p>10,42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rischwasser (€) (mntl.)</text:p>
          </table:table-cell>
          <table:table-cell table:style-name="ce1" table:formula="of:=ROUND(IMREAL(IMDIV([.B$10];12));2)" office:value-type="currency" office:currency="EUR" office:value="10.42" calcext:value-type="currency">
            <text:p>10,42 €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ROUND(IMREAL(IMDIV([.B$11];12));2)" office:value-type="float" office:value="10.42" calcext:value-type="float">
            <text:p>10,42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Frischwasser (€/m³) (mntl.)</text:p>
          </table:table-cell>
          <table:table-cell table:style-name="ce14" table:formula="of:=ROUND(IMREAL(IMDIV([.B$12];12));2)" office:value-type="float" office:value="0.08" calcext:value-type="float">
            <text:p><text:s/>0,08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Abwasser (€) (mntl.)</text:p>
          </table:table-cell>
          <table:table-cell table:style-name="ce1" table:formula="of:=ROUND(IMREAL(IMDIV([.B$13];12));2)" office:value-type="currency" office:currency="EUR" office:value="10.42" calcext:value-type="currency">
            <text:p>10,42 €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ROUND(IMREAL(IMDIV([.B$14];12));2)" office:value-type="float" office:value="10.42" calcext:value-type="float">
            <text:p>10,42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Abwasser (€/m³) (mntl.)</text:p>
          </table:table-cell>
          <table:table-cell table:style-name="ce14" table:formula="of:=ROUND(IMREAL(IMDIV([.B$15];12));2)" office:value-type="float" office:value="0.08" calcext:value-type="float">
            <text:p><text:s/>0,08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Gesamt (mntl.)</text:p>
          </table:table-cell>
          <table:table-cell table:style-name="ce1" table:formula="of:=ROUND(IMREAL(IMDIV([.B$16];12));2)" office:value-type="currency" office:currency="EUR" office:value="312.5" calcext:value-type="currency">
            <text:p>312,50 €</text:p>
          </table:table-cell>
          <table:table-cell table:style-name="ce1"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H-EG" table:style-name="ta1">
        <office:forms form:automatic-focus="false" form:apply-design-mode="false"/>
        <table:table-column table:style-name="co1" table:default-cell-style-name="ce8"/>
        <table:table-column table:style-name="co4" table:default-cell-style-name="Default"/>
        <table:table-column table:style-name="co5" table:default-cell-style-name="Default"/>
        <table:table-column table:style-name="co3" table:number-columns-repeated="16381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iederschlag</text:p>
          </table:table-cell>
          <table:table-cell table:style-name="ce1" table:formula="of:=ROUND(IMREAL(IMPRODUCT([$Gesamt.B$2];[$Berechnungsdaten.$H$3]));2)" office:value-type="currency" office:currency="EUR" office:value="500" calcext:value-type="currency">
            <text:p>500,0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Grundsteuer</text:p>
          </table:table-cell>
          <table:table-cell table:style-name="ce1" table:formula="of:=ROUND(IMREAL(IMPRODUCT([$Gesamt.B$3];[$Berechnungsdaten.$H$3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Müllabfuhr</text:p>
          </table:table-cell>
          <table:table-cell table:style-name="ce1" table:formula="of:=ROUND(IMREAL(IMPRODUCT([$Gesamt.B$3];[$Berechnungsdaten.$H$3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Hausstrom (€)</text:p>
          </table:table-cell>
          <table:table-cell table:style-name="ce1" table:formula="of:=ROUND(IMREAL(IMPRODUCT([.B$6];[.B$7]));2)" office:value-type="currency" office:currency="EUR" office:value="250" calcext:value-type="currency">
            <text:p>250,00 €</text:p>
          </table:table-cell>
          <table:table-cell table:style-name="ce1" table:number-columns-repeated="16382"/>
        </table:table-row>
        <table:table-row table:style-name="ro1">
          <table:table-cell table:style-name="ce3" office:value-type="string" calcext:value-type="string">
            <text:p>Hausstrom (kw/h)</text:p>
          </table:table-cell>
          <table:table-cell table:style-name="ce11" table:formula="of:=ROUND(IMREAL(IMPRODUCT([$Gesamt.B$6];[$Berechnungsdaten.$H$3]));2)" office:value-type="float" office:value="625" calcext:value-type="float">
            <text:p>625 Kw/h</text:p>
          </table:table-cell>
          <table:table-cell table:style-name="ce11" table:number-columns-repeated="16382"/>
        </table:table-row>
        <table:table-row table:style-name="ro1">
          <table:table-cell table:style-name="ce16" office:value-type="string" calcext:value-type="string">
            <text:p>Hausstrom (€/kw/h)</text:p>
          </table:table-cell>
          <table:table-cell table:style-name="ce19" table:formula="of:=ROUND(IMREAL([$Gesamt.B$7]);2)" office:value-type="float" office:value="0.4" calcext:value-type="float">
            <text:p>0,40 €/Kw/h</text:p>
          </table:table-cell>
          <table:table-cell table:style-name="ce19" table:number-columns-repeated="16382"/>
        </table:table-row>
        <table:table-row table:style-name="ro1">
          <table:table-cell table:style-name="ce17" office:value-type="string" calcext:value-type="string">
            <text:p>Haftpflicht</text:p>
          </table:table-cell>
          <table:table-cell table:style-name="ce20" table:formula="of:=ROUND(IMREAL(IMPRODUCT([$Gesamt.B$8];[$Berechnungsdaten.$H$3]));2)" office:value-type="currency" office:currency="EUR" office:value="31.25" calcext:value-type="currency">
            <text:p>31,25 €</text:p>
          </table:table-cell>
          <table:table-cell table:style-name="ce20" table:number-columns-repeated="16382"/>
        </table:table-row>
        <table:table-row table:style-name="ro1">
          <table:table-cell table:style-name="ce2" office:value-type="string" calcext:value-type="string">
            <text:p>Schronsteinfeger</text:p>
          </table:table-cell>
          <table:table-cell table:style-name="ce1" table:formula="of:=ROUND(IMREAL(IMPRODUCT([$Gesamt.B$9];[$Berechnungsdaten.$H$3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rischwasser (€)</text:p>
          </table:table-cell>
          <table:table-cell table:style-name="ce1" table:formula="of:=ROUND(IMREAL(IMPRODUCT([.B$11];[.B$12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18" office:value-type="string" calcext:value-type="string">
            <text:p>Frischwasser (m³)</text:p>
          </table:table-cell>
          <table:table-cell table:style-name="ce21" table:formula="of:=ROUND(IMREAL(IMPRODUCT([$Gesamt.B$11];[$Berechnungsdaten.$H$3]));2)" office:value-type="float" office:value="31.25" calcext:value-type="float">
            <text:p>31,250 m³</text:p>
          </table:table-cell>
          <table:table-cell table:style-name="ce21" table:number-columns-repeated="16382"/>
        </table:table-row>
        <table:table-row table:style-name="ro1">
          <table:table-cell table:style-name="ce7" office:value-type="string" calcext:value-type="string">
            <text:p>Frischwasser (€/m³)</text:p>
          </table:table-cell>
          <table:table-cell table:style-name="ce14" table:formula="of:=ROUND(IMREAL([$Gesamt.B$12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Abwasser (€)</text:p>
          </table:table-cell>
          <table:table-cell table:style-name="ce1" table:formula="of:=ROUND(IMREAL(IMPRODUCT([.B$14];[.B$15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18" office:value-type="string" calcext:value-type="string">
            <text:p>Abwasser (m³)</text:p>
          </table:table-cell>
          <table:table-cell table:style-name="ce21" table:formula="of:=ROUND(IMREAL(IMPRODUCT([$Gesamt.B$14];[$Berechnungsdaten.$H$3]));2)" office:value-type="float" office:value="31.25" calcext:value-type="float">
            <text:p>31,250 m³</text:p>
          </table:table-cell>
          <table:table-cell table:style-name="ce21" table:number-columns-repeated="16382"/>
        </table:table-row>
        <table:table-row table:style-name="ro1">
          <table:table-cell table:style-name="ce7" office:value-type="string" calcext:value-type="string">
            <text:p>Abwasser (€/m³)</text:p>
          </table:table-cell>
          <table:table-cell table:style-name="ce14" table:formula="of:=ROUND(IMREAL([$Gesamt.B$15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Gesamt</text:p>
          </table:table-cell>
          <table:table-cell table:style-name="ce1" table:formula="of:=ROUND(IMREAL(IMSUM([.B$2];[.B$3];[.B$4];[.B$5];[.B$8];[.B$9];[.B$10];[.B$13]));2)" office:value-type="currency" office:currency="EUR" office:value="937.5" calcext:value-type="currency">
            <text:p>937,50 €</text:p>
          </table:table-cell>
          <table:table-cell table:style-name="ce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iederschlag (mntl.)</text:p>
          </table:table-cell>
          <table:table-cell table:style-name="ce1" table:formula="of:=ROUND(IMREAL(IMDIV([.B$2];12));2)" office:value-type="currency" office:currency="EUR" office:value="41.67" calcext:value-type="currency">
            <text:p>41,67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Grundsteuer (mntl.)</text:p>
          </table:table-cell>
          <table:table-cell table:style-name="ce1" table:formula="of:=ROUND(IMREAL(IMDIV([.B$3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Müllabfuhr (mntl.)</text:p>
          </table:table-cell>
          <table:table-cell table:style-name="ce1" table:formula="of:=ROUND(IMREAL(IMDIV([.B$4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Hausstrom (€) (mntl.)</text:p>
          </table:table-cell>
          <table:table-cell table:style-name="ce1" table:formula="of:=ROUND(IMREAL(IMDIV([.B$5];12));2)" office:value-type="currency" office:currency="EUR" office:value="20.83" calcext:value-type="currency">
            <text:p>20,83 €</text:p>
          </table:table-cell>
          <table:table-cell table:style-name="ce1" table:number-columns-repeated="16382"/>
        </table:table-row>
        <table:table-row table:style-name="ro1">
          <table:table-cell table:style-name="ce3" office:value-type="string" calcext:value-type="string">
            <text:p>Hausstrom (kw/h) (mntl.)</text:p>
          </table:table-cell>
          <table:table-cell table:style-name="ce11" table:formula="of:=ROUND(IMREAL(IMDIV([.B$6];12));2)" office:value-type="float" office:value="52.08" calcext:value-type="float">
            <text:p>52 Kw/h</text:p>
          </table:table-cell>
          <table:table-cell table:style-name="ce11" table:number-columns-repeated="16382"/>
        </table:table-row>
        <table:table-row table:style-name="ro1">
          <table:table-cell table:style-name="ce16" office:value-type="string" calcext:value-type="string">
            <text:p>Hausstrom (€/kw/h) (mntl.)</text:p>
          </table:table-cell>
          <table:table-cell table:style-name="ce19" table:formula="of:=ROUND(IMREAL([.B$7]);3)" office:value-type="float" office:value="0.4" calcext:value-type="float">
            <text:p>0,40 €/Kw/h</text:p>
          </table:table-cell>
          <table:table-cell table:style-name="ce19" table:number-columns-repeated="16382"/>
        </table:table-row>
        <table:table-row table:style-name="ro1">
          <table:table-cell table:style-name="ce2" office:value-type="string" calcext:value-type="string">
            <text:p>Haftpflicht (mntl.)</text:p>
          </table:table-cell>
          <table:table-cell table:style-name="ce1" table:formula="of:=ROUND(IMREAL(IMDIV([.B$8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Schronsteinfeger (mntl.)</text:p>
          </table:table-cell>
          <table:table-cell table:style-name="ce1" table:formula="of:=ROUND(IMREAL(IMDIV([.B$9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rischwasser (€) (mntl.)</text:p>
          </table:table-cell>
          <table:table-cell table:style-name="ce1" table:formula="of:=ROUND(IMREAL(IMDIV([.B$10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18" office:value-type="string" calcext:value-type="string">
            <text:p>Frischwasser (m³) (mntl.)</text:p>
          </table:table-cell>
          <table:table-cell table:style-name="ce21" table:formula="of:=ROUND(IMREAL(IMDIV([.B$11];12));2)" office:value-type="float" office:value="2.6" calcext:value-type="float">
            <text:p>2,600 m³</text:p>
          </table:table-cell>
          <table:table-cell table:style-name="ce21" table:number-columns-repeated="16382"/>
        </table:table-row>
        <table:table-row table:style-name="ro1">
          <table:table-cell table:style-name="ce7" office:value-type="string" calcext:value-type="string">
            <text:p>Frischwasser (€/m³) (mntl.)</text:p>
          </table:table-cell>
          <table:table-cell table:style-name="ce14" table:formula="of:=ROUND(IMREAL([.B$12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Abwasser (€) (mntl.)</text:p>
          </table:table-cell>
          <table:table-cell table:style-name="ce1" table:formula="of:=ROUND(IMREAL(IMDIV([.B$13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18" office:value-type="string" calcext:value-type="string">
            <text:p>Abwasser (m³) (mntl.)</text:p>
          </table:table-cell>
          <table:table-cell table:style-name="ce21" table:formula="of:=ROUND(IMREAL(IMDIV([.B$14];12));2)" office:value-type="float" office:value="2.6" calcext:value-type="float">
            <text:p>2,600 m³</text:p>
          </table:table-cell>
          <table:table-cell table:style-name="ce21" table:number-columns-repeated="16382"/>
        </table:table-row>
        <table:table-row table:style-name="ro1">
          <table:table-cell table:style-name="ce7" office:value-type="string" calcext:value-type="string">
            <text:p>Abwasser (€/m³) (mntl.)</text:p>
          </table:table-cell>
          <table:table-cell table:style-name="ce14" table:formula="of:=ROUND(IMREAL([.B$15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Gesamt (mntl.)</text:p>
          </table:table-cell>
          <table:table-cell table:style-name="ce1" table:formula="of:=ROUND(IMREAL(IMDIV([.B$16];12));2)" office:value-type="currency" office:currency="EUR" office:value="78.13" calcext:value-type="currency">
            <text:p>78,13 €</text:p>
          </table:table-cell>
          <table:table-cell table:style-name="ce1"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H-EG_2" table:style-name="ta1">
        <office:forms form:automatic-focus="false" form:apply-design-mode="false"/>
        <table:table-column table:style-name="co1" table:default-cell-style-name="ce8"/>
        <table:table-column table:style-name="co4" table:default-cell-style-name="Default"/>
        <table:table-column table:style-name="co5" table:default-cell-style-name="Default"/>
        <table:table-column table:style-name="co3" table:number-columns-repeated="16381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iederschlag</text:p>
          </table:table-cell>
          <table:table-cell table:style-name="ce1" table:formula="of:=ROUND(IMREAL(IMPRODUCT([$Gesamt.B$2];[$Berechnungsdaten.$H$4]));2)" office:value-type="currency" office:currency="EUR" office:value="500" calcext:value-type="currency">
            <text:p>500,0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Grundsteuer</text:p>
          </table:table-cell>
          <table:table-cell table:style-name="ce1" table:formula="of:=ROUND(IMREAL(IMPRODUCT([$Gesamt.B$3];[$Berechnungsdaten.$H$4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Müllabfuhr</text:p>
          </table:table-cell>
          <table:table-cell table:style-name="ce1" table:formula="of:=ROUND(IMREAL(IMPRODUCT([$Gesamt.B$4];[$Berechnungsdaten.$H$4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Hausstrom (€)</text:p>
          </table:table-cell>
          <table:table-cell table:style-name="ce1" table:formula="of:=ROUND(IMREAL(IMPRODUCT([.B$6];[.B$7]));2)" office:value-type="currency" office:currency="EUR" office:value="250" calcext:value-type="currency">
            <text:p>250,00 €</text:p>
          </table:table-cell>
          <table:table-cell table:style-name="ce1" table:number-columns-repeated="16382"/>
        </table:table-row>
        <table:table-row table:style-name="ro1">
          <table:table-cell table:style-name="ce3" office:value-type="string" calcext:value-type="string">
            <text:p>Hausstrom (kw/h)</text:p>
          </table:table-cell>
          <table:table-cell table:style-name="ce11" table:formula="of:=ROUND(IMREAL(IMPRODUCT([$Gesamt.B$6];[$Berechnungsdaten.$H$4]));2)" office:value-type="float" office:value="625" calcext:value-type="float">
            <text:p>625 Kw/h</text:p>
          </table:table-cell>
          <table:table-cell table:style-name="ce11" table:number-columns-repeated="16382"/>
        </table:table-row>
        <table:table-row table:style-name="ro1">
          <table:table-cell table:style-name="ce16" office:value-type="string" calcext:value-type="string">
            <text:p>Hausstrom (€/kw/h)</text:p>
          </table:table-cell>
          <table:table-cell table:style-name="ce19" table:formula="of:=ROUND(IMREAL([$Gesamt.B$7]);2)" office:value-type="float" office:value="0.4" calcext:value-type="float">
            <text:p>0,40 €/Kw/h</text:p>
          </table:table-cell>
          <table:table-cell table:style-name="ce19" table:number-columns-repeated="16382"/>
        </table:table-row>
        <table:table-row table:style-name="ro1">
          <table:table-cell table:style-name="ce2" office:value-type="string" calcext:value-type="string">
            <text:p>Haftpflicht</text:p>
          </table:table-cell>
          <table:table-cell table:style-name="ce1" table:formula="of:=ROUND(IMREAL(IMPRODUCT([$Gesamt.B$8];[$Berechnungsdaten.$H$4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Schronsteinfeger</text:p>
          </table:table-cell>
          <table:table-cell table:style-name="ce1" table:formula="of:=ROUND(IMREAL(IMPRODUCT([$Gesamt.B$9];[$Berechnungsdaten.$H$3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rischwasser (€)</text:p>
          </table:table-cell>
          <table:table-cell table:style-name="ce1" table:formula="of:=ROUND(IMREAL(IMPRODUCT([.B$11];[.B$12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18" office:value-type="string" calcext:value-type="string">
            <text:p>Frischwasser (m³)</text:p>
          </table:table-cell>
          <table:table-cell table:style-name="ce21" table:formula="of:=ROUND(IMREAL(IMPRODUCT([$Gesamt.B$11];[$Berechnungsdaten.$H$4]));2)" office:value-type="float" office:value="31.25" calcext:value-type="float">
            <text:p>31,250 m³</text:p>
          </table:table-cell>
          <table:table-cell table:style-name="ce21" table:number-columns-repeated="16382"/>
        </table:table-row>
        <table:table-row table:style-name="ro1">
          <table:table-cell table:style-name="ce7" office:value-type="string" calcext:value-type="string">
            <text:p>Frischwasser (€/m³)</text:p>
          </table:table-cell>
          <table:table-cell table:style-name="ce14" table:formula="of:=ROUND(IMREAL([$Gesamt.B$12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Abwasser (€)</text:p>
          </table:table-cell>
          <table:table-cell table:style-name="ce1" table:formula="of:=ROUND(IMREAL(IMPRODUCT([.B$14];[.B$15]));2)" office:value-type="currency" office:currency="EUR" office:value="31.25" calcext:value-type="currency">
            <text:p>31,25 €</text:p>
          </table:table-cell>
          <table:table-cell table:style-name="ce1" table:number-columns-repeated="16382"/>
        </table:table-row>
        <table:table-row table:style-name="ro1">
          <table:table-cell table:style-name="ce7" office:value-type="string" calcext:value-type="string">
            <text:p>Abwasser (m³)</text:p>
          </table:table-cell>
          <table:table-cell table:style-name="ce14" table:formula="of:=ROUND(IMREAL(IMPRODUCT([$Gesamt.B$14];[$Berechnungsdaten.$H$4]));2)" office:value-type="float" office:value="31.25" calcext:value-type="float">
            <text:p>3 1,25 €/m³</text:p>
          </table:table-cell>
          <table:table-cell table:style-name="ce14" table:number-columns-repeated="16382"/>
        </table:table-row>
        <table:table-row table:style-name="ro1">
          <table:table-cell table:style-name="ce7" office:value-type="string" calcext:value-type="string">
            <text:p>Abwasser (€/m³)</text:p>
          </table:table-cell>
          <table:table-cell table:style-name="ce14" table:formula="of:=ROUND(IMREAL([$Gesamt.B$15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Gesamt</text:p>
          </table:table-cell>
          <table:table-cell table:style-name="ce1" table:formula="of:=ROUND(IMREAL(IMSUM([.B$2];[.B$3];[.B$4];[.B$5];[.B$8];[.B$9];[.B$10];[.B$13]));2)" office:value-type="currency" office:currency="EUR" office:value="937.5" calcext:value-type="currency">
            <text:p>937,50 €</text:p>
          </table:table-cell>
          <table:table-cell table:style-name="ce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iederschlag (mntl.)</text:p>
          </table:table-cell>
          <table:table-cell table:style-name="ce1" table:formula="of:=ROUND(IMREAL(IMDIV([.B$2];12));2)" office:value-type="currency" office:currency="EUR" office:value="41.67" calcext:value-type="currency">
            <text:p>41,67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Grundsteuer (mntl.)</text:p>
          </table:table-cell>
          <table:table-cell table:style-name="ce1" table:formula="of:=ROUND(IMREAL(IMDIV([.B$3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Müllabfuhr (mntl.)</text:p>
          </table:table-cell>
          <table:table-cell table:style-name="ce1" table:formula="of:=ROUND(IMREAL(IMDIV([.B$4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Hausstrom (€) (mntl.)</text:p>
          </table:table-cell>
          <table:table-cell table:style-name="ce1" table:formula="of:=ROUND(IMREAL(IMDIV([.B$5];12));2)" office:value-type="currency" office:currency="EUR" office:value="20.83" calcext:value-type="currency">
            <text:p>20,83 €</text:p>
          </table:table-cell>
          <table:table-cell table:style-name="ce1" table:number-columns-repeated="16382"/>
        </table:table-row>
        <table:table-row table:style-name="ro1">
          <table:table-cell table:style-name="ce3" office:value-type="string" calcext:value-type="string">
            <text:p>Hausstrom (kw/h) (mntl.)</text:p>
          </table:table-cell>
          <table:table-cell table:style-name="ce11" table:formula="of:=ROUND(IMREAL(IMDIV([.B$6];12));2)" office:value-type="float" office:value="52.08" calcext:value-type="float">
            <text:p>52 Kw/h</text:p>
          </table:table-cell>
          <table:table-cell table:style-name="ce11" table:number-columns-repeated="16382"/>
        </table:table-row>
        <table:table-row table:style-name="ro1">
          <table:table-cell table:style-name="ce16" office:value-type="string" calcext:value-type="string">
            <text:p>Hausstrom (€/kw/h) (mntl.)</text:p>
          </table:table-cell>
          <table:table-cell table:style-name="ce19" table:formula="of:=ROUND(IMREAL([.B$7]);3)" office:value-type="float" office:value="0.4" calcext:value-type="float">
            <text:p>0,40 €/Kw/h</text:p>
          </table:table-cell>
          <table:table-cell table:style-name="ce19" table:number-columns-repeated="16382"/>
        </table:table-row>
        <table:table-row table:style-name="ro1">
          <table:table-cell table:style-name="ce2" office:value-type="string" calcext:value-type="string">
            <text:p>Haftpflicht (mntl.)</text:p>
          </table:table-cell>
          <table:table-cell table:style-name="ce1" table:formula="of:=ROUND(IMREAL(IMDIV([.B$8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Schronsteinfeger (mntl.)</text:p>
          </table:table-cell>
          <table:table-cell table:style-name="ce1" table:formula="of:=ROUND(IMREAL(IMDIV([.B$9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rischwasser (€) (mntl.)</text:p>
          </table:table-cell>
          <table:table-cell table:style-name="ce1" table:formula="of:=ROUND(IMREAL(IMDIV([.B$10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18" office:value-type="string" calcext:value-type="string">
            <text:p>Frischwasser (m³) (mntl.)</text:p>
          </table:table-cell>
          <table:table-cell table:style-name="ce21" table:formula="of:=ROUND(IMREAL(IMDIV([.B$11];12));2)" office:value-type="float" office:value="2.6" calcext:value-type="float">
            <text:p>2,600 m³</text:p>
          </table:table-cell>
          <table:table-cell table:style-name="ce21" table:number-columns-repeated="16382"/>
        </table:table-row>
        <table:table-row table:style-name="ro1">
          <table:table-cell table:style-name="ce7" office:value-type="string" calcext:value-type="string">
            <text:p>Frischwasser (€/m³) (mntl.)</text:p>
          </table:table-cell>
          <table:table-cell table:style-name="ce14" table:formula="of:=ROUND(IMREAL([.B$12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Abwasser (€) (mntl.)</text:p>
          </table:table-cell>
          <table:table-cell table:style-name="ce1" table:formula="of:=ROUND(IMREAL(IMDIV([.B$13];12));2)" office:value-type="currency" office:currency="EUR" office:value="2.6" calcext:value-type="currency">
            <text:p>2,60 €</text:p>
          </table:table-cell>
          <table:table-cell table:style-name="ce1" table:number-columns-repeated="16382"/>
        </table:table-row>
        <table:table-row table:style-name="ro1">
          <table:table-cell table:style-name="ce18" office:value-type="string" calcext:value-type="string">
            <text:p>Abwasser (m³) (mntl.)</text:p>
          </table:table-cell>
          <table:table-cell table:style-name="ce21" table:formula="of:=ROUND(IMREAL(IMDIV([.B$14];12));2)" office:value-type="float" office:value="2.6" calcext:value-type="float">
            <text:p>2,600 m³</text:p>
          </table:table-cell>
          <table:table-cell table:style-name="ce21" table:number-columns-repeated="16382"/>
        </table:table-row>
        <table:table-row table:style-name="ro1">
          <table:table-cell table:style-name="ce7" office:value-type="string" calcext:value-type="string">
            <text:p>Abwasser (€/m³) (mntl.)</text:p>
          </table:table-cell>
          <table:table-cell table:style-name="ce14" table:formula="of:=ROUND(IMREAL([.B$15]);2)" office:value-type="float" office:value="1" calcext:value-type="float">
            <text:p><text:s/>1,00 €/m³</text:p>
          </table:table-cell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Gesamt (mntl.)</text:p>
          </table:table-cell>
          <table:table-cell table:style-name="ce1" table:formula="of:=ROUND(IMREAL(IMDIV([.B$16];12));2)" office:value-type="currency" office:currency="EUR" office:value="78.13" calcext:value-type="currency">
            <text:p>78,13 €</text:p>
          </table:table-cell>
          <table:table-cell table:style-name="ce1"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H" table:style-name="ta1">
        <office:forms form:automatic-focus="false" form:apply-design-mode="false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16381" table:default-cell-style-name="ce8"/>
        <table:table-row table:style-name="ro1">
          <table:table-cell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Niederschlag</text:p>
          </table:table-cell>
          <table:table-cell table:style-name="ce2" table:formula="of:=ROUND(IMREAL(IMPRODUCT([$Gesamt.B$2];[$Berechnungsdaten.$H$5]));2)" office:value-type="currency" office:currency="EUR" office:value="500" calcext:value-type="currency">
            <text:p>500,0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Grundsteuer</text:p>
          </table:table-cell>
          <table:table-cell table:style-name="ce2" table:formula="of:=ROUND(IMREAL(IMPRODUCT([$Gesamt.B$3];[$Berechnungsdaten.$H$5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Müllabfuhr</text:p>
          </table:table-cell>
          <table:table-cell table:style-name="ce2" table:formula="of:=ROUND(IMREAL(IMPRODUCT([$Gesamt.B$4];[$Berechnungsdaten.$H$5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Hausstrom (€)</text:p>
          </table:table-cell>
          <table:table-cell table:style-name="ce2" table:formula="of:=ROUND(IMREAL(IMPRODUCT([.B$6];[.B$7]));2)" office:value-type="currency" office:currency="EUR" office:value="250" calcext:value-type="currency">
            <text:p>250,00 €</text:p>
          </table:table-cell>
          <table:table-cell table:style-name="ce2" table:number-columns-repeated="16382"/>
        </table:table-row>
        <table:table-row table:style-name="ro1">
          <table:table-cell table:style-name="ce3" office:value-type="string" calcext:value-type="string">
            <text:p>Hausstrom (kw/h)</text:p>
          </table:table-cell>
          <table:table-cell table:style-name="ce3" table:formula="of:=ROUND(IMREAL(IMPRODUCT([$Gesamt.B$6];[$Berechnungsdaten.$H$5]));2)" office:value-type="float" office:value="625" calcext:value-type="float">
            <text:p>625 Kw/h</text:p>
          </table:table-cell>
          <table:table-cell table:style-name="ce3" table:number-columns-repeated="16382"/>
        </table:table-row>
        <table:table-row table:style-name="ro1">
          <table:table-cell table:style-name="ce16" office:value-type="string" calcext:value-type="string">
            <text:p>Hausstrom (€/kw/h)</text:p>
          </table:table-cell>
          <table:table-cell table:style-name="ce16" table:formula="of:=ROUND(IMREAL([$Gesamt.B$7]);2)" office:value-type="float" office:value="0.4" calcext:value-type="float">
            <text:p>0,40 €/Kw/h</text:p>
          </table:table-cell>
          <table:table-cell table:style-name="ce16" table:number-columns-repeated="16382"/>
        </table:table-row>
        <table:table-row table:style-name="ro1">
          <table:table-cell table:style-name="ce2" office:value-type="string" calcext:value-type="string">
            <text:p>Haftpflicht</text:p>
          </table:table-cell>
          <table:table-cell table:style-name="ce2" table:formula="of:==ROUND(IMREAL(IMPRODUCT([$Gesamt.B$8];[$Berechnungsdaten.$H$5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Schronsteinfeger</text:p>
          </table:table-cell>
          <table:table-cell table:style-name="ce2" table:formula="of:=ROUND(IMREAL(IMPRODUCT([$Gesamt.B$9];[$Berechnungsdaten.$H$5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Frischwasser (€)</text:p>
          </table:table-cell>
          <table:table-cell table:style-name="ce2" table:formula="of:=ROUND(IMREAL(IMPRODUCT([.B$11];[.B$12]));2)" office:value-type="currency" office:currency="EUR" office:value="31.25" calcext:value-type="currency">
            <text:p>31,25 €</text:p>
          </table:table-cell>
          <table:table-cell table:style-name="ce18" table:number-columns-repeated="16382"/>
        </table:table-row>
        <table:table-row table:style-name="ro1">
          <table:table-cell table:style-name="ce18" office:value-type="string" calcext:value-type="string">
            <text:p>Frischwasser (m³)</text:p>
          </table:table-cell>
          <table:table-cell table:style-name="ce18" table:formula="of:=ROUND(IMREAL(IMPRODUCT([$Gesamt.B$11];[$Berechnungsdaten.$H$5]));2)" office:value-type="float" office:value="31.25" calcext:value-type="float">
            <text:p>31,25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Frischwasser (€/m³)</text:p>
          </table:table-cell>
          <table:table-cell table:style-name="ce7" table:formula="of:=ROUND(IMREAL([$Gesamt.B$12]);2)" office:value-type="float" office:value="1" calcext:value-type="float">
            <text:p><text:s/>1,00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Abwasser (€)</text:p>
          </table:table-cell>
          <table:table-cell table:style-name="ce2" table:formula="of:=ROUND(IMREAL(IMPRODUCT([.B$14];[.B$15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Abwasser (m³)</text:p>
          </table:table-cell>
          <table:table-cell table:style-name="ce18" table:formula="of:=ROUND(IMREAL(IMPRODUCT([$Gesamt.B$14];[$Berechnungsdaten.$H$5]));2)" office:value-type="float" office:value="31.25" calcext:value-type="float">
            <text:p>31,25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Abwasser (€/m³)</text:p>
          </table:table-cell>
          <table:table-cell table:style-name="ce7" table:formula="of:=ROUND(IMREAL([$Gesamt.B$15]);2)" office:value-type="float" office:value="1" calcext:value-type="float">
            <text:p><text:s/>1,00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Gesamt</text:p>
          </table:table-cell>
          <table:table-cell table:style-name="ce2" table:formula="of:=ROUND(IMREAL(IMSUM([.B$2];[.B$3];[.B$4];[.B$5];[.B$8];[.B$9];[.B$10];[.B$13]));2)" office:value-type="currency" office:currency="EUR" office:value="937.5" calcext:value-type="currency">
            <text:p>937,50 €</text:p>
          </table:table-cell>
          <table:table-cell table:style-name="ce2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Niederschlag (mntl.)</text:p>
          </table:table-cell>
          <table:table-cell table:style-name="ce2" table:formula="of:=ROUND(IMREAL(IMDIV([.B$2];12));2)" office:value-type="currency" office:currency="EUR" office:value="41.67" calcext:value-type="currency">
            <text:p>41,67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Grundsteuer (mntl.)</text:p>
          </table:table-cell>
          <table:table-cell table:style-name="ce2" table:formula="of:=ROUND(IMREAL(IMDIV([.B$3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Müllabfuhr (mntl.)</text:p>
          </table:table-cell>
          <table:table-cell table:style-name="ce2" table:formula="of:=ROUND(IMREAL(IMDIV([.B$4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Hausstrom (€) (mntl.)</text:p>
          </table:table-cell>
          <table:table-cell table:style-name="ce2" table:formula="of:=ROUND(IMREAL(IMDIV([.B$5];12));2)" office:value-type="currency" office:currency="EUR" office:value="20.83" calcext:value-type="currency">
            <text:p>20,83 €</text:p>
          </table:table-cell>
          <table:table-cell table:style-name="ce2" table:number-columns-repeated="16382"/>
        </table:table-row>
        <table:table-row table:style-name="ro1">
          <table:table-cell table:style-name="ce3" office:value-type="string" calcext:value-type="string">
            <text:p>Hausstrom (kw/h) (mntl.)</text:p>
          </table:table-cell>
          <table:table-cell table:style-name="ce3" table:formula="of:=ROUND(IMREAL(IMDIV([.B$6];12));2)" office:value-type="float" office:value="52.08" calcext:value-type="float">
            <text:p>52 Kw/h</text:p>
          </table:table-cell>
          <table:table-cell table:style-name="ce3" table:number-columns-repeated="16382"/>
        </table:table-row>
        <table:table-row table:style-name="ro1">
          <table:table-cell table:style-name="ce16" office:value-type="string" calcext:value-type="string">
            <text:p>Hausstrom (€/kw/h) (mntl.)</text:p>
          </table:table-cell>
          <table:table-cell table:style-name="ce16" table:formula="of:=ROUND(IMREAL([.B$7]);3)" office:value-type="float" office:value="0.4" calcext:value-type="float">
            <text:p>0,40 €/Kw/h</text:p>
          </table:table-cell>
          <table:table-cell table:style-name="ce16" table:number-columns-repeated="16382"/>
        </table:table-row>
        <table:table-row table:style-name="ro1">
          <table:table-cell table:style-name="ce2" office:value-type="string" calcext:value-type="string">
            <text:p>Haftpflicht (mntl.)</text:p>
          </table:table-cell>
          <table:table-cell table:style-name="ce2" table:formula="of:=ROUND(IMREAL(IMDIV([.B$8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Schronsteinfeger (mntl.)</text:p>
          </table:table-cell>
          <table:table-cell table:style-name="ce2" table:formula="of:=ROUND(IMREAL(IMDIV([.B$9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Frischwasser (€) (mntl.)</text:p>
          </table:table-cell>
          <table:table-cell table:style-name="ce2" table:formula="of:=ROUND(IMREAL(IMDIV([.B$10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Frischwasser (m³) (mntl.)</text:p>
          </table:table-cell>
          <table:table-cell table:style-name="ce18" table:formula="of:=ROUND(IMREAL(IMDIV([.B$11];12));2)" office:value-type="float" office:value="2.6" calcext:value-type="float">
            <text:p>2,60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Frischwasser (€/m³) (mntl.)</text:p>
          </table:table-cell>
          <table:table-cell table:style-name="ce7" table:formula="of:=ROUND(IMREAL([.B$12]);2)" office:value-type="float" office:value="1" calcext:value-type="float">
            <text:p><text:s/>1,00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Abwasser (€) (mntl.)</text:p>
          </table:table-cell>
          <table:table-cell table:style-name="ce2" table:formula="of:=ROUND(IMREAL(IMDIV([.B$13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Abwasser (m³) (mntl.)</text:p>
          </table:table-cell>
          <table:table-cell table:style-name="ce18" table:formula="of:=ROUND(IMREAL(IMDIV([.B$14];12));2)" office:value-type="float" office:value="2.6" calcext:value-type="float">
            <text:p>2,60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Abwasser (€/m³) (mntl.)</text:p>
          </table:table-cell>
          <table:table-cell table:style-name="ce7" table:formula="of:=ROUND(IMREAL(IMDIV([.B$15];12));2)" office:value-type="float" office:value="0.08" calcext:value-type="float">
            <text:p><text:s/>0,08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Gesamt (mntl.)</text:p>
          </table:table-cell>
          <table:table-cell table:style-name="ce2" table:formula="of:=ROUND(IMREAL(IMDIV([.B$16];12));2)" office:value-type="currency" office:currency="EUR" office:value="78.13" calcext:value-type="currency">
            <text:p>78,13 €</text:p>
          </table:table-cell>
          <table:table-cell table:style-name="ce2"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den" table:style-name="ta1">
        <office:forms form:automatic-focus="false" form:apply-design-mode="false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16381" table:default-cell-style-name="ce8"/>
        <table:table-row table:style-name="ro1">
          <table:table-cell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Niederschlag</text:p>
          </table:table-cell>
          <table:table-cell table:style-name="ce2" table:formula="of:=ROUND(IMREAL(IMPRODUCT([$Gesamt.B$2];[$Berechnungsdaten.$H$6]));2)" office:value-type="currency" office:currency="EUR" office:value="500" calcext:value-type="currency">
            <text:p>500,0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Grundsteuer</text:p>
          </table:table-cell>
          <table:table-cell table:style-name="ce2" table:formula="of:=ROUND(IMREAL(IMPRODUCT([$Gesamt.B$3];[$Berechnungsdaten.$H$6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Müllabfuhr</text:p>
          </table:table-cell>
          <table:table-cell table:style-name="ce2" table:formula="of:=ROUND(IMREAL(IMPRODUCT([$Gesamt.B$4];[$Berechnungsdaten.$H$6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Hausstrom (€)</text:p>
          </table:table-cell>
          <table:table-cell table:style-name="ce2" table:formula="of:=ROUND(IMREAL(IMPRODUCT([.B$6];[.B$7]));2)" office:value-type="currency" office:currency="EUR" office:value="250" calcext:value-type="currency">
            <text:p>250,00 €</text:p>
          </table:table-cell>
          <table:table-cell table:style-name="ce2" table:number-columns-repeated="16382"/>
        </table:table-row>
        <table:table-row table:style-name="ro1">
          <table:table-cell table:style-name="ce3" office:value-type="string" calcext:value-type="string">
            <text:p>Hausstrom (kw/h)</text:p>
          </table:table-cell>
          <table:table-cell table:style-name="ce3" table:formula="of:=ROUND(IMREAL(IMPRODUCT([$Gesamt.B$6];[$Berechnungsdaten.$H$6]));2)" office:value-type="float" office:value="625" calcext:value-type="float">
            <text:p>625 Kw/h</text:p>
          </table:table-cell>
          <table:table-cell table:style-name="ce3" table:number-columns-repeated="16382"/>
        </table:table-row>
        <table:table-row table:style-name="ro1">
          <table:table-cell table:style-name="ce16" office:value-type="string" calcext:value-type="string">
            <text:p>Hausstrom (€/kw/h)</text:p>
          </table:table-cell>
          <table:table-cell table:style-name="ce16" table:formula="of:=ROUND(IMREAL([$Gesamt.B$7]);2)" office:value-type="float" office:value="0.4" calcext:value-type="float">
            <text:p>0,40 €/Kw/h</text:p>
          </table:table-cell>
          <table:table-cell table:style-name="ce16" table:number-columns-repeated="16382"/>
        </table:table-row>
        <table:table-row table:style-name="ro1">
          <table:table-cell table:style-name="ce2" office:value-type="string" calcext:value-type="string">
            <text:p>Haftpflicht</text:p>
          </table:table-cell>
          <table:table-cell table:style-name="ce2" table:formula="of:=IMPRODUCT([$Gesamt.B$8];[$Berechnungsdaten.$H$6])" office:value-type="string" office:string-value="31.25" calcext:value-type="string">
            <text:p>31.25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Schronsteinfeger</text:p>
          </table:table-cell>
          <table:table-cell table:style-name="ce2" table:formula="of:=ROUND(IMREAL(IMPRODUCT([$Gesamt.B$9];[$Berechnungsdaten.$H$6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Frischwasser (€)</text:p>
          </table:table-cell>
          <table:table-cell table:style-name="ce2" table:formula="of:=IMPRODUCT([.B$11];[.B$12])" office:value-type="string" office:string-value="31.25" calcext:value-type="string">
            <text:p>31.25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Frischwasser (m³)</text:p>
          </table:table-cell>
          <table:table-cell table:style-name="ce18" table:formula="of:=ROUND(IMREAL(IMPRODUCT([$Gesamt.B$11];[$Berechnungsdaten.$H$6]));2)" office:value-type="float" office:value="31.25" calcext:value-type="float">
            <text:p>31,25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Frischwasser (€/m³)</text:p>
          </table:table-cell>
          <table:table-cell table:style-name="ce7" table:formula="of:=ROUND(IMREAL([$Gesamt.B$12]);2)" office:value-type="float" office:value="1" calcext:value-type="float">
            <text:p><text:s/>1,00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Abwasser (€)</text:p>
          </table:table-cell>
          <table:table-cell table:style-name="ce2" table:formula="of:=ROUND(IMREAL(IMPRODUCT([.B$14];[.B$15]));2)" office:value-type="currency" office:currency="EUR" office:value="31.25" calcext:value-type="currency">
            <text:p>31,25 €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Abwasser (m³)</text:p>
          </table:table-cell>
          <table:table-cell table:style-name="ce18" table:formula="of:=ROUND(IMREAL(IMPRODUCT([$Gesamt.B$14];[$Berechnungsdaten.$H$6]));2)" office:value-type="float" office:value="31.25" calcext:value-type="float">
            <text:p>31,25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Abwasser (€/m³)</text:p>
          </table:table-cell>
          <table:table-cell table:style-name="ce7" table:formula="of:=ROUND(IMREAL([$Gesamt.B$15]);2)" office:value-type="float" office:value="1" calcext:value-type="float">
            <text:p><text:s/>1,00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Gesamt</text:p>
          </table:table-cell>
          <table:table-cell table:style-name="ce2" table:formula="of:=ROUND(IMREAL(IMSUM([.B$2];[.B$3];[.B$4];[.B$5];[.B$8];[.B$9];[.B$10];[.B$13]));2)" office:value-type="currency" office:currency="EUR" office:value="937.5" calcext:value-type="currency">
            <text:p>937,50 €</text:p>
          </table:table-cell>
          <table:table-cell table:style-name="ce2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Niederschlag (mntl.)</text:p>
          </table:table-cell>
          <table:table-cell table:style-name="ce2" table:formula="of:=ROUND(IMREAL(IMDIV([.B$2];12));2)" office:value-type="currency" office:currency="EUR" office:value="41.67" calcext:value-type="currency">
            <text:p>41,67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Grundsteuer (mntl.)</text:p>
          </table:table-cell>
          <table:table-cell table:style-name="ce2" table:formula="of:=ROUND(IMREAL(IMDIV([.B$3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Müllabfuhr (mntl.)</text:p>
          </table:table-cell>
          <table:table-cell table:style-name="ce2" table:formula="of:=ROUND(IMREAL(IMDIV([.B$4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Hausstrom (€) (mntl.)</text:p>
          </table:table-cell>
          <table:table-cell table:style-name="ce2" table:formula="of:=ROUND(IMREAL(IMDIV([.B$5];12));2)" office:value-type="currency" office:currency="EUR" office:value="20.83" calcext:value-type="currency">
            <text:p>20,83 €</text:p>
          </table:table-cell>
          <table:table-cell table:style-name="ce2" table:number-columns-repeated="16382"/>
        </table:table-row>
        <table:table-row table:style-name="ro1">
          <table:table-cell table:style-name="ce3" office:value-type="string" calcext:value-type="string">
            <text:p>Hausstrom (kw/h) (mntl.)</text:p>
          </table:table-cell>
          <table:table-cell table:style-name="ce3" table:formula="of:=ROUND(IMREAL(IMDIV([.B$6];12));2)" office:value-type="float" office:value="52.08" calcext:value-type="float">
            <text:p>52 Kw/h</text:p>
          </table:table-cell>
          <table:table-cell table:style-name="ce3" table:number-columns-repeated="16382"/>
        </table:table-row>
        <table:table-row table:style-name="ro1">
          <table:table-cell table:style-name="ce16" office:value-type="string" calcext:value-type="string">
            <text:p>Hausstrom (€/kw/h) (mntl.)</text:p>
          </table:table-cell>
          <table:table-cell table:style-name="ce16" table:formula="of:=ROUND(IMREAL([.B$7]);3)" office:value-type="float" office:value="0.4" calcext:value-type="float">
            <text:p>0,40 €/Kw/h</text:p>
          </table:table-cell>
          <table:table-cell table:style-name="ce16" table:number-columns-repeated="16382"/>
        </table:table-row>
        <table:table-row table:style-name="ro1">
          <table:table-cell table:style-name="ce2" office:value-type="string" calcext:value-type="string">
            <text:p>Haftpflicht (mntl.)</text:p>
          </table:table-cell>
          <table:table-cell table:style-name="ce2" table:formula="of:=ROUND(IMREAL(IMDIV([.B$8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2" office:value-type="string" calcext:value-type="string">
            <text:p>Schronsteinfeger (mntl.)</text:p>
          </table:table-cell>
          <table:table-cell table:style-name="ce2" table:formula="of:=ROUND(IMREAL(IMDIV([.B$9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Frischwasser (€) (mntl.)</text:p>
          </table:table-cell>
          <table:table-cell table:style-name="ce18" table:formula="of:=ROUND(IMREAL(IMDIV([.B$10];12));2)" office:value-type="float" office:value="2.6" calcext:value-type="float">
            <text:p>2,600 m³</text:p>
          </table:table-cell>
          <table:table-cell table:style-name="ce18" table:number-columns-repeated="16382"/>
        </table:table-row>
        <table:table-row table:style-name="ro1">
          <table:table-cell table:style-name="ce18" office:value-type="string" calcext:value-type="string">
            <text:p>Frischwasser (m³) (mntl.)</text:p>
          </table:table-cell>
          <table:table-cell table:style-name="ce18" table:formula="of:=ROUND(IMREAL(IMDIV([.B$11];12));2)" office:value-type="float" office:value="2.6" calcext:value-type="float">
            <text:p>2,60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Frischwasser (€/m³) (mntl.)</text:p>
          </table:table-cell>
          <table:table-cell table:style-name="ce7" table:formula="of:=ROUND(IMREAL([.B$12]);2)" office:value-type="float" office:value="1" calcext:value-type="float">
            <text:p><text:s/>1,00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Abwasser (€) (mntl.)</text:p>
          </table:table-cell>
          <table:table-cell table:style-name="ce2" table:formula="of:=ROUND(IMREAL(IMDIV([.B$13];12));2)" office:value-type="currency" office:currency="EUR" office:value="2.6" calcext:value-type="currency">
            <text:p>2,60 €</text:p>
          </table:table-cell>
          <table:table-cell table:style-name="ce2" table:number-columns-repeated="16382"/>
        </table:table-row>
        <table:table-row table:style-name="ro1">
          <table:table-cell table:style-name="ce18" office:value-type="string" calcext:value-type="string">
            <text:p>Abwasser (m³) (mntl.)</text:p>
          </table:table-cell>
          <table:table-cell table:style-name="ce18" table:formula="of:=ROUND(IMREAL(IMDIV([.B$14];12));2)" office:value-type="float" office:value="2.6" calcext:value-type="float">
            <text:p>2,600 m³</text:p>
          </table:table-cell>
          <table:table-cell table:style-name="ce18" table:number-columns-repeated="16382"/>
        </table:table-row>
        <table:table-row table:style-name="ro1">
          <table:table-cell table:style-name="ce7" office:value-type="string" calcext:value-type="string">
            <text:p>Abwasser (€/m³) (mntl.)</text:p>
          </table:table-cell>
          <table:table-cell table:style-name="ce7" table:formula="of:=ROUND(IMREAL(IMDIV([.B$15];12));2)" office:value-type="float" office:value="0.08" calcext:value-type="float">
            <text:p><text:s/>0,08 €/m³</text:p>
          </table:table-cell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Gesamt (mntl.)</text:p>
          </table:table-cell>
          <table:table-cell table:style-name="ce2" table:formula="of:=ROUND(IMREAL(IMDIV([.B$16];12));2)" office:value-type="currency" office:currency="EUR" office:value="78.13" calcext:value-type="currency">
            <text:p>78,13 €</text:p>
          </table:table-cell>
          <table:table-cell table:style-name="ce2"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rechnungsdaten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Prozentualer Anteil</text:p>
          </table:table-cell>
          <table:table-cell office:value-type="string" calcext:value-type="string">
            <text:p>Zwischenwert 1</text:p>
          </table:table-cell>
          <table:table-cell office:value-type="string" calcext:value-type="string">
            <text:p>Zwischenwert 2</text:p>
          </table:table-cell>
          <table:table-cell office:value-type="string" calcext:value-type="string">
            <text:p>Prozentualer Anteil nach Faktor</text:p>
          </table:table-cell>
          <table:table-cell office:value-type="string" calcext:value-type="string">
            <text:p>Rechenindex</text:p>
          </table:table-cell>
        </table:table-row>
        <table:table-row table:style-name="ro1">
          <table:table-cell office:value-type="string" calcext:value-type="string">
            <text:p>Gesamtfläche (m²)</text:p>
          </table:table-cell>
          <table:table-cell table:formula="of:=IMSUM([.B$3:.B$6])" office:value-type="string" office:string-value="200" calcext:value-type="string">
            <text:p>200</text:p>
          </table:table-cell>
          <table:table-cell table:formula="of:=IMSUM([.C$3:.C$6])" office:value-type="string" office:string-value="4" calcext:value-type="string">
            <text:p>4</text:p>
          </table:table-cell>
          <table:table-cell table:formula="of:=IMSUM([.D$3:.D$6])" office:value-type="string" office:string-value="100" calcext:value-type="string">
            <text:p>100</text:p>
          </table:table-cell>
          <table:table-cell/>
          <table:table-cell table:formula="of:=IMSUM([.F3];[.F4];[.F5];[.F6]&#10;)" office:value-type="string" office:string-value="100" calcext:value-type="string">
            <text:p>100</text:p>
          </table:table-cell>
          <table:table-cell table:formula="of:=IMSUM([.G3];[.G4];[.G5];[.G6]&#10;)" office:value-type="string" office:string-value="100" calcext:value-type="string">
            <text:p>100</text:p>
          </table:table-cell>
          <table:table-cell/>
        </table:table-row>
        <table:table-row table:style-name="ro1">
          <table:table-cell office:value-type="string" calcext:value-type="string">
            <text:p>VH-EG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6" table:formula="of:=IMPRODUCT(IMDIV([$Berechnungsdaten.$B3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3]))" office:value-type="string" office:string-value="25" calcext:value-type="string">
            <text:p>25</text:p>
          </table:table-cell>
          <table:table-cell table:formula="of:=IMPRODUCT([.D3];[.C3])" office:value-type="string" office:string-value="25" calcext:value-type="string">
            <text:p>25</text:p>
          </table:table-cell>
          <table:table-cell table:formula="of:=IMPRODUCT(IMDIV([$Berechnungsdaten.$F3];[$Berechnungsdaten.$F$2]);100)" office:value-type="string" office:string-value="25" calcext:value-type="string">
            <text:p>25</text:p>
          </table:table-cell>
          <table:table-cell table:formula="of:=IMDIV([$Berechnungsdaten.$G3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VH-OG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4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4]))" office:value-type="string" office:string-value="25" calcext:value-type="string">
            <text:p>25</text:p>
          </table:table-cell>
          <table:table-cell table:formula="of:=IMPRODUCT([.D4];[.C4])" office:value-type="string" office:string-value="25" calcext:value-type="string">
            <text:p>25</text:p>
          </table:table-cell>
          <table:table-cell table:formula="of:=IMPRODUCT(IMDIV([$Berechnungsdaten.$F4];[$Berechnungsdaten.$F$2]);100)" office:value-type="string" office:string-value="25" calcext:value-type="string">
            <text:p>25</text:p>
          </table:table-cell>
          <table:table-cell table:formula="of:=IMDIV([$Berechnungsdaten.$G4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HH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5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5]))" office:value-type="string" office:string-value="25" calcext:value-type="string">
            <text:p>25</text:p>
          </table:table-cell>
          <table:table-cell table:formula="of:=IMPRODUCT([.D5];[.C5])" office:value-type="string" office:string-value="25" calcext:value-type="string">
            <text:p>25</text:p>
          </table:table-cell>
          <table:table-cell table:formula="of:=IMPRODUCT(IMDIV([$Berechnungsdaten.$F5];[$Berechnungsdaten.$F$2]);100)" office:value-type="string" office:string-value="25" calcext:value-type="string">
            <text:p>25</text:p>
          </table:table-cell>
          <table:table-cell table:formula="of:=IMDIV([$Berechnungsdaten.$G5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Laden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6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6]))" office:value-type="string" office:string-value="25" calcext:value-type="string">
            <text:p>25</text:p>
          </table:table-cell>
          <table:table-cell table:formula="of:=IMPRODUCT([.D6];[.C6])" office:value-type="string" office:string-value="25" calcext:value-type="string">
            <text:p>25</text:p>
          </table:table-cell>
          <table:table-cell table:formula="of:=IMPRODUCT(IMDIV([$Berechnungsdaten.$F6];[$Berechnungsdaten.$F$2]);100)" office:value-type="string" office:string-value="25" calcext:value-type="string">
            <text:p>25</text:p>
          </table:table-cell>
          <table:table-cell table:formula="of:=IMDIV([$Berechnungsdaten.$G6];100)" office:value-type="string" office:string-value="0.25" calcext:value-type="string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number:min-decimal-places="2" number:min-integer-digits="1" number:grouping="true"/>
      <number:text> %</number:text>
    </number:percentage-style>
    <number:number-style style:name="N108">
      <number:number number:decimal-places="0" number:min-decimal-places="0" number:min-integer-digits="1"/>
      <number:text> m²</number:text>
    </number:number-style>
    <number:number-style style:name="N109">
      <number:number number:decimal-places="0" number:min-decimal-places="0" number:min-integer-digits="1" number:grouping="true"/>
      <number:text> m²</number:text>
    </number:number-style>
    <number:number-style style:name="N110">
      <number:number number:decimal-places="2" number:min-decimal-places="2" number:min-integer-digits="1" number:grouping="true"/>
      <number:text> %</number:text>
    </number:number-style>
    <number:number-style style:name="N111">
      <number:text>x </number:text>
      <number:number number:decimal-places="2" number:min-decimal-places="2" number:min-integer-digits="1" number:grouping="true"/>
    </number:number-style>
    <number:number-style style:name="N112">
      <number:number number:decimal-places="2" number:min-decimal-places="2" number:min-integer-digits="1" number:grouping="true"/>
      <number:text>  x</number:text>
    </number:number-style>
    <number:number-style style:name="N113">
      <number:number number:decimal-places="2" number:min-decimal-places="2" number:min-integer-digits="1" number:grouping="true"/>
      <number:text>  %</number:text>
    </number:number-style>
    <number:number-style style:name="N114">
      <number:number number:decimal-places="0" number:min-decimal-places="0" number:min-integer-digits="1"/>
      <number:text>  %</number:text>
    </number:number-style>
    <number:number-style style:name="N115">
      <number:number number:decimal-places="0" number:min-decimal-places="0" number:min-integer-digits="0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0" number:min-decimal-places="0" number:min-integer-digits="1" number:grouping="true"/>
      <number:text> l</number:text>
    </number:number-style>
    <number:number-style style:name="N118">
      <number:number number:decimal-places="0" number:min-decimal-places="0" number:min-integer-digits="1"/>
      <number:text> l</number:text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1">
      <number:number number:decimal-places="0" number:min-decimal-places="0" number:min-integer-digits="1" number:grouping="true"/>
      <number:text> Kw/h</number:text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kw/h</number:text>
      <style:map style:condition="value()&gt;=0" style:apply-style-name="N122P0"/>
    </number:currency-style>
    <number:number-style style:name="N123">
      <number:text>#.##0,00 [$€-407];-#.##0,00 [$€-407] € / Kw/h</number:text>
    </number:number-style>
    <number:number-style style:name="N124">
      <number:number number:decimal-places="0" number:min-decimal-places="0" number:min-integer-digits="1" number:grouping="true"/>
      <number:text> € / Kw/h</number:text>
    </number:number-style>
    <number:number-style style:name="N125">
      <number:number number:decimal-places="0" number:min-decimal-places="0" number:min-integer-digits="1" number:grouping="true"/>
      <number:text> € / Kw/h</number:text>
    </number:number-style>
    <number:number-style style:name="N126">
      <number:number number:decimal-places="3" number:min-decimal-places="3" number:min-integer-digits="1" number:grouping="true"/>
      <number:text> € / Kw/h</number:text>
    </number:number-style>
    <number:number-style style:name="N127">
      <number:number number:decimal-places="3" number:min-decimal-places="3" number:min-integer-digits="1" number:grouping="true"/>
      <number:text> €/Kw/h</number:text>
    </number:number-style>
    <number:number-style style:name="N128">
      <number:number number:decimal-places="3" number:min-decimal-places="3" number:min-integer-digits="2" number:grouping="true"/>
      <number:text> €/Kw/h</number:text>
    </number:number-style>
    <number:number-style style:name="N129">
      <number:number number:decimal-places="3" number:min-decimal-places="3" number:min-integer-digits="3" number:grouping="true"/>
      <number:text> €/Kw/h</number:text>
    </number:number-style>
    <number:number-style style:name="N130">
      <number:number number:decimal-places="3" number:min-decimal-places="3" number:min-integer-digits="1" number:grouping="true"/>
      <number:text> m³</number:text>
    </number:number-style>
    <number:number-style style:name="N131">
      <number:number number:decimal-places="2" number:min-decimal-places="2" number:min-integer-digits="1" number:grouping="true"/>
      <number:text> €/Kw/h</number:text>
    </number:number-style>
    <number:number-style style:name="N132">
      <number:number number:decimal-places="2" number:min-decimal-places="2" number:min-integer-digits="1" number:grouping="true"/>
      <number:text> €/m³</number:text>
    </number:number-style>
    <number:number-style style:name="N133">
      <number:number number:decimal-places="2" number:min-decimal-places="2" number:min-integer-digits="1" number:grouping="true">
        <number:embedded-text number:position="1"> </number:embedded-text>
      </number:number>
      <number:text> €/m³</number:text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   </number:text>
      <style:map style:condition="value()&gt;=0" style:apply-style-name="N134P0"/>
    </number:currency-style>
    <number:currency-style style:name="N10108P0" style:volatile="true" number:language="de" number:country="DE">
      <number:number number:decimal-places="2" number:min-decimal-places="0" number:min-integer-digits="1" number:decimal-replacement="--" number:grouping="true"/>
      <number:text> </number:text>
      <number:currency-symbol number:language="br" number:country="FR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br" number:country="FR"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110P0"/>
    </number:currency-style>
    <style:style style:name="Default" style:family="table-cell">
      <style:table-cell-properties style:text-align-source="fix" style:repeat-content="false"/>
      <style:paragraph-properties fo:text-align="end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ozentangabe" style:family="table-cell" style:parent-style-name="Default" style:data-style-name="N107">
      <style:table-cell-properties style:cell-protect="none" style:print-content="true" style:diagonal-bl-tr="none" style:diagonal-tl-br="none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4T19:44:19.179000000</meta:creation-date>
    <dc:date>2022-10-27T00:44:23.742000000</dc:date>
    <meta:editing-duration>PT3H23M5S</meta:editing-duration>
    <meta:editing-cycles>20</meta:editing-cycles>
    <meta:generator>LibreOffice/7.4.2.3$Windows_X86_64 LibreOffice_project/382eef1f22670f7f4118c8c2dd222ec7ad009daf</meta:generator>
    <meta:document-statistic meta:table-count="6" meta:cell-count="355" meta:object-count="0"/>
  </office:meta>
</office:document-meta>
</file>